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67AE44E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37cm" style:rel-column-width="32267*"/>
    </style:style>
    <style:style style:name="Tableau1.B" style:family="table-column">
      <style:table-column-properties style:column-width="8.629cm" style:rel-column-width="33268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>%=SIGNATURE_NOM_CAISSE=%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>%=SIGNATURE_NOM_SERVICE=%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><draw:frame draw:style-name="fr1" draw:name="Image1" text:anchor-type="paragraph" svg:width="6.414cm" svg:height="2.282cm" draw:z-index="0"><draw:image xlink:href="Pictures/10000000000003200000025867AE44EE.jpg" xlink:type="simple" xlink:show="embed" xlink:actuate="onLoad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Hervé Périat</dc:creator>
    <dc:date>2009-05-18T11:21:45</dc:date>
    <meta:editing-cycles>17</meta:editing-cycles>
    <meta:editing-duration>PT23M2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" meta:word-count="6" meta:character-count="49"/>
  </office:meta>
</office:document-meta>
</file>